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0.6cm" fo:min-width="1.056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.952cm" fo:min-width="2.046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0.812cm" fo:min-width="1.976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.882cm" fo:min-width="2.118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1.024cm" fo:min-width="2.6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6cm" fo:min-width="1.4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952cm" fo:min-width="1.764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952cm" fo:min-width="1.69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cm" fo:min-width="2.894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74cm" fo:min-width="1.62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6cm" fo:min-width="2.04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6cm" fo:min-width="1.552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6cm" fo:min-width="3.744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67cm" fo:min-width="1.55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164cm" fo:min-width="2.188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164cm" fo:min-width="1.55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6cm" fo:min-width="2.47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812cm" fo:min-width="3.53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024cm" fo:min-width="1.692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cm" svg:height="1.2cm" svg:x="12.9cm" svg:y="1.8cm">
          <text:p text:style-name="P1"><text:span text:style-name="T1">Развитие </text:span></text:p>
          <text:p text:style-name="P1"><text:span text:style-name="T1">ww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6cm" svg:height="1.7cm" svg:x="4.4cm" svg:y="2.7cm">
          <text:p text:style-name="P1"><text:span text:style-name="T1">Сбор </text:span></text:p>
          <text:p text:style-name="P1"><text:span text:style-name="T1">данных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5cm" svg:height="1.5cm" svg:x="10.2cm" svg:y="3.8cm">
          <text:p text:style-name="P1"><text:span text:style-name="T1">Анализ </text:span></text:p>
          <text:p text:style-name="P1"><text:span text:style-name="T1">данных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3.7cm" svg:height="1.6cm" svg:x="15.7cm" svg:y="3.4cm">
          <text:p text:style-name="P1"><text:span text:style-name="T1">Интеграц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4.4cm" svg:height="1.8cm" svg:x="21.3cm" svg:y="2.4cm">
          <text:p text:style-name="P1"><text:span text:style-name="T1">Инфраструктурные</text:span></text:p>
          <text:p text:style-name="P1"><text:span text:style-name="T1">задач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3.222cm" svg:y1="1.975cm" svg:x2="7.473cm" svg:y2="2.949cm" draw:start-shape="id1" draw:start-glue-point="5" draw:end-shape="id2" draw:end-glue-point="11" svg:d="M13222 1975c0-1014-5749-1501-5749 974" svg:viewBox="0 0 5750 1803">
          <text:p/>
        </draw:connector>
        <draw:connector draw:style-name="gr6" draw:text-style-name="P3" draw:layer="layout" draw:type="curve" svg:x1="12.9cm" svg:y1="2.4cm" svg:x2="11.95cm" svg:y2="3.8cm" draw:start-shape="id1" draw:start-glue-point="6" draw:end-shape="id3" draw:end-glue-point="4" svg:d="M12900 2400c-634 0-950 466-950 1400" svg:viewBox="0 0 951 1401">
          <text:p/>
        </draw:connector>
        <draw:connector draw:style-name="gr6" draw:text-style-name="P3" draw:layer="layout" draw:type="curve" svg:x1="15.1cm" svg:y1="2.4cm" svg:x2="17.55cm" svg:y2="3.4cm" draw:start-shape="id1" draw:start-glue-point="10" draw:end-shape="id4" draw:end-glue-point="4" svg:d="M15100 2400c1634 0 2450 333 2450 1000" svg:viewBox="0 0 2451 1001">
          <text:p/>
        </draw:connector>
        <draw:connector draw:style-name="gr6" draw:text-style-name="P3" draw:layer="layout" draw:type="curve" svg:x1="14.778cm" svg:y1="1.975cm" svg:x2="23.5cm" svg:y2="2.4cm" draw:start-shape="id1" draw:start-glue-point="11" draw:end-shape="id5" draw:end-glue-point="4" svg:d="M14778 1975c0-1014 8722-1226 8722 425" svg:viewBox="0 0 8723 1214">
          <text:p/>
        </draw:connector>
        <draw:custom-shape draw:style-name="gr7" draw:text-style-name="P4" xml:id="id6" draw:id="id6" draw:layer="layout" svg:width="2.7cm" svg:height="1.2cm" svg:x="25.2cm" svg:y="5.2cm">
          <text:p text:style-name="P1"><text:span text:style-name="T1">Рефакторин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7" draw:id="id7" draw:layer="layout" svg:width="3.2cm" svg:height="1.7cm" svg:x="19.2cm" svg:y="6.4cm">
          <text:p text:style-name="P1"><text:span text:style-name="T1">Выгрузка </text:span></text:p>
          <text:p text:style-name="P1"><text:span text:style-name="T1">каталога </text:span></text:p>
          <text:p text:style-name="P1"><text:span text:style-name="T1">препятстви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25.7cm" svg:y1="3.3cm" svg:x2="26.55cm" svg:y2="5.2cm" draw:start-shape="id5" draw:start-glue-point="10" draw:end-shape="id6" svg:d="M25700 3300c567 0 850 633 850 1900" svg:viewBox="0 0 851 1901">
          <text:p/>
        </draw:connector>
        <draw:connector draw:style-name="gr6" draw:text-style-name="P3" draw:layer="layout" draw:type="curve" svg:x1="23.5cm" svg:y1="4.2cm" svg:x2="21.932cm" svg:y2="6.649cm" draw:start-shape="id5" draw:end-shape="id7" draw:end-glue-point="11" svg:d="M23500 4200c0 1651-1568 427-1568 2449" svg:viewBox="0 0 1569 2450">
          <text:p/>
        </draw:connector>
        <draw:connector draw:style-name="gr6" draw:text-style-name="P3" draw:layer="layout" draw:type="curve" svg:x1="18.859cm" svg:y1="4.766cm" svg:x2="19.668cm" svg:y2="6.649cm" draw:start-shape="id4" draw:start-glue-point="9" draw:end-shape="id7" draw:end-glue-point="5" svg:d="M18859 4766c0 1402 809 461 809 1883" svg:viewBox="0 0 810 1884">
          <text:p/>
        </draw:connector>
        <draw:custom-shape draw:style-name="gr9" draw:text-style-name="P4" xml:id="id8" draw:id="id8" draw:layer="layout" svg:width="3.1cm" svg:height="1.7cm" svg:x="19.7cm" svg:y="9.1cm">
          <text:p text:style-name="P1"><text:span text:style-name="T1">Построение </text:span></text:p>
          <text:p text:style-name="P1"><text:span text:style-name="T1">Фронтенда/</text:span></text:p>
          <text:p text:style-name="P1"><text:span text:style-name="T1">админк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23.5cm" svg:y1="4.2cm" svg:x2="22.8cm" svg:y2="9.95cm" draw:start-shape="id5" draw:start-glue-point="8" draw:end-shape="id8" draw:end-glue-point="10" svg:d="M23500 4200c0 3834-233 5750-700 5750" svg:viewBox="0 0 701 5751">
          <text:p/>
        </draw:connector>
        <draw:custom-shape draw:style-name="gr7" draw:text-style-name="P4" xml:id="id9" draw:id="id9" draw:layer="layout" svg:width="2.7cm" svg:height="1.2cm" svg:x="19.9cm" svg:y="11.2cm">
          <text:p text:style-name="P1"><text:span text:style-name="T1">Авторизац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0" draw:id="id10" draw:layer="layout" svg:width="2.7cm" svg:height="1.2cm" svg:x="19.9cm" svg:y="12.7cm">
          <text:p text:style-name="P1"><text:span text:style-name="T1">Редактор рек</text:span></text:p>
          <text:p text:style-name="P1"><text:span text:style-name="T1">И регионо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9.7cm" svg:y1="9.95cm" svg:x2="19.9cm" svg:y2="11.8cm" draw:start-shape="id8" draw:start-glue-point="6" draw:end-shape="id9" svg:d="M19700 9950c-751 0-851 1850 200 1850" svg:viewBox="0 0 777 1851">
          <text:p/>
        </draw:connector>
        <draw:connector draw:style-name="gr6" draw:text-style-name="P3" draw:layer="layout" draw:type="curve" svg:x1="19.7cm" svg:y1="9.95cm" svg:x2="19.9cm" svg:y2="13.3cm" draw:start-shape="id8" draw:start-glue-point="6" draw:end-shape="id10" svg:d="M19700 9950c-751 0-851 3350 200 3350" svg:viewBox="0 0 777 3351">
          <text:p/>
        </draw:connector>
        <draw:custom-shape draw:style-name="gr10" draw:text-style-name="P4" xml:id="id11" draw:id="id11" draw:layer="layout" svg:width="4.8cm" svg:height="1.2cm" svg:x="23cm" svg:y="18.4cm">
          <text:p text:style-name="P1"><text:span text:style-name="T1">Добавление новых полей</text:span></text:p>
          <text:p text:style-name="P1"><text:span text:style-name="T1">(например, заброски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25.7cm" svg:y1="3.3cm" svg:x2="27.8cm" svg:y2="19cm" draw:start-shape="id5" draw:start-glue-point="10" draw:end-shape="id11" svg:d="M25700 3300c3903 0 2853 15700 2100 15700" svg:viewBox="0 0 2820 15701">
          <text:p/>
        </draw:connector>
        <draw:custom-shape draw:style-name="gr11" draw:text-style-name="P4" xml:id="id12" draw:id="id12" draw:layer="layout" svg:width="3cm" svg:height="1.4cm" svg:x="25.1cm" svg:y="6.7cm">
          <text:p text:style-name="P1"><text:span text:style-name="T1">Визард поиска</text:span></text:p>
          <text:p text:style-name="P1"><text:span text:style-name="T1">маршрут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draw:line-skew="-0.253cm" svg:x1="25.7cm" svg:y1="3.3cm" svg:x2="28.1cm" svg:y2="7.4cm" draw:start-shape="id5" draw:start-glue-point="10" draw:end-shape="id12" draw:end-glue-point="10" svg:d="M25700 3300c3973 0 2773 4100 2400 4100" svg:viewBox="0 0 2864 4101">
          <text:p/>
        </draw:connector>
        <draw:custom-shape draw:style-name="gr12" draw:text-style-name="P4" xml:id="id13" draw:id="id13" draw:layer="layout" svg:width="3.6cm" svg:height="1.2cm" svg:x="1.3cm" svg:y="5.7cm">
          <text:p text:style-name="P1"><text:span text:style-name="T1">Непосредственный</text:span></text:p>
          <text:p text:style-name="P1"><text:span text:style-name="T1">ввод точек людьм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4.927cm" svg:y1="4.151cm" svg:x2="3.1cm" svg:y2="5.7cm" draw:start-shape="id2" draw:start-glue-point="7" draw:end-shape="id13" draw:end-glue-point="4" svg:d="M4927 4151c0 1350-1827 576-1827 1549" svg:viewBox="0 0 1828 1550">
          <text:p/>
        </draw:connector>
        <draw:connector draw:style-name="gr6" draw:text-style-name="P3" draw:layer="layout" draw:type="curve" svg:x1="19.7cm" svg:y1="9.95cm" svg:x2="3.1cm" svg:y2="5.7cm" draw:start-shape="id8" draw:start-glue-point="6" draw:end-shape="id13" draw:end-glue-point="4" svg:d="M19700 9950c-11098 0-9248-2376-10624-3626s-5976-1375-5976-624" svg:viewBox="0 0 16601 4716">
          <text:p/>
        </draw:connector>
        <draw:custom-shape draw:style-name="gr10" draw:text-style-name="P4" xml:id="id14" draw:id="id14" draw:layer="layout" svg:width="4.8cm" svg:height="1.2cm" svg:x="4.5cm" svg:y="7cm">
          <text:p text:style-name="P1"><text:span text:style-name="T1">Импорт точек из </text:span></text:p>
          <text:p text:style-name="P1"><text:span text:style-name="T1">каталога препятстви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6.241cm" svg:y1="4.766cm" svg:x2="8.597cm" svg:y2="7.175cm" draw:start-shape="id4" draw:start-glue-point="7" draw:end-shape="id14" draw:end-glue-point="11" svg:d="M16241 4766c0 1852-7644 648-7644 2409" svg:viewBox="0 0 7645 2410">
          <text:p/>
        </draw:connector>
        <draw:connector draw:style-name="gr6" draw:text-style-name="P3" draw:layer="layout" draw:type="curve" svg:x1="4.927cm" svg:y1="4.151cm" svg:x2="6.9cm" svg:y2="7cm" draw:start-shape="id2" draw:start-glue-point="7" draw:end-shape="id14" draw:end-glue-point="4" svg:d="M4927 4151c0 2325 1973 901 1973 2849" svg:viewBox="0 0 1974 2850">
          <text:p/>
        </draw:connector>
        <draw:custom-shape draw:style-name="gr13" draw:text-style-name="P4" xml:id="id15" draw:id="id15" draw:layer="layout" svg:width="2.9cm" svg:height="1.2cm" svg:x="1.4cm" svg:y="9.5cm">
          <text:p text:style-name="P1"><text:span text:style-name="T1">Вво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3.1cm" svg:y1="6.9cm" svg:x2="2.85cm" svg:y2="9.5cm" draw:start-shape="id13" draw:start-glue-point="8" draw:end-shape="id15" svg:d="M3100 6900c0 1951-250 652-250 2600" svg:viewBox="0 0 251 2601">
          <text:p/>
        </draw:connector>
        <draw:custom-shape draw:style-name="gr13" draw:text-style-name="P4" xml:id="id16" draw:id="id16" draw:layer="layout" svg:width="2.9cm" svg:height="1.2cm" svg:x="4.6cm" svg:y="9.5cm">
          <text:p text:style-name="P1"><text:span text:style-name="T1">Модерац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3.1cm" svg:y1="6.9cm" svg:x2="6.05cm" svg:y2="9.5cm" draw:start-shape="id13" draw:start-glue-point="8" draw:end-shape="id16" svg:d="M3100 6900c0 1951 2950 652 2950 2600" svg:viewBox="0 0 2951 2601">
          <text:p/>
        </draw:connector>
        <draw:custom-shape draw:style-name="gr14" draw:text-style-name="P4" xml:id="id17" draw:id="id17" draw:layer="layout" svg:width="6cm" svg:height="1.2cm" svg:x="1.8cm" svg:y="12.1cm">
          <text:p text:style-name="P1"><text:span text:style-name="T1">Сбор данных о категории </text:span></text:p>
          <text:p text:style-name="P1"><text:span text:style-name="T1">в зависимости от времен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3.1cm" svg:y1="6.9cm" svg:x2="4.8cm" svg:y2="12.1cm" draw:start-shape="id13" draw:start-glue-point="8" draw:end-shape="id17" svg:d="M3100 6900c0 3901 1700 1302 1700 5200" svg:viewBox="0 0 1701 5201">
          <text:p/>
        </draw:connector>
        <draw:connector draw:style-name="gr6" draw:text-style-name="P3" draw:layer="layout" draw:type="curve" draw:line-skew="0.549cm" svg:x1="8.597cm" svg:y1="8.025cm" svg:x2="6.922cm" svg:y2="12.275cm" draw:start-shape="id14" draw:start-glue-point="9" draw:end-shape="id17" draw:end-glue-point="11" svg:d="M8597 8025c0 4012-1675 1888-1675 4250" svg:viewBox="0 0 1676 4251">
          <text:p/>
        </draw:connector>
        <draw:custom-shape draw:style-name="gr15" draw:text-style-name="P4" xml:id="id18" draw:id="id18" draw:layer="layout" svg:width="2.9cm" svg:height="1.3cm" svg:x="12.7cm" svg:y="10.4cm">
          <text:p text:style-name="P1"><text:span text:style-name="T1">Сбор и анализ </text:span></text:p>
          <text:p text:style-name="P1"><text:span text:style-name="T1">отчёто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1.95cm" svg:y1="5.3cm" svg:x2="13.124cm" svg:y2="10.59cm" draw:start-shape="id3" draw:start-glue-point="8" draw:end-shape="id18" draw:end-glue-point="5" svg:d="M11950 5300c0 3826 1174 1182 1174 5290" svg:viewBox="0 0 1175 5291">
          <text:p/>
        </draw:connector>
        <draw:connector draw:style-name="gr6" draw:text-style-name="P3" draw:layer="layout" draw:type="curve" svg:x1="8cm" svg:y1="3.55cm" svg:x2="12.7cm" svg:y2="11.05cm" draw:start-shape="id2" draw:start-glue-point="10" draw:end-shape="id18" draw:end-glue-point="6" svg:d="M8000 3550c3526 0 1177 7500 4700 7500" svg:viewBox="0 0 4701 7501">
          <text:p/>
        </draw:connector>
        <draw:custom-shape draw:style-name="gr13" draw:text-style-name="P4" xml:id="id19" draw:id="id19" draw:layer="layout" svg:width="2.9cm" svg:height="1.2cm" svg:x="11.9cm" svg:y="13.1cm">
          <text:p text:style-name="P1"><text:span text:style-name="T1">Связь отчётов</text:span></text:p>
          <text:p text:style-name="P1"><text:span text:style-name="T1">С рекам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4.15cm" svg:y1="11.7cm" svg:x2="13.35cm" svg:y2="13.1cm" draw:start-shape="id18" draw:start-glue-point="8" draw:end-shape="id19" draw:end-glue-point="4" svg:d="M14150 11700c0 1051-800 352-800 1400" svg:viewBox="0 0 801 1401">
          <text:p/>
        </draw:connector>
        <draw:custom-shape draw:style-name="gr13" draw:text-style-name="P4" xml:id="id20" draw:id="id20" draw:layer="layout" svg:width="2.9cm" svg:height="1.2cm" svg:x="15.1cm" svg:y="13cm">
          <text:p text:style-name="P1"><text:span text:style-name="T1">Поиск фот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4.15cm" svg:y1="11.7cm" svg:x2="16.55cm" svg:y2="13cm" draw:start-shape="id18" draw:start-glue-point="8" draw:end-shape="id20" draw:end-glue-point="4" svg:d="M14150 11700c0 976 2400 327 2400 1300" svg:viewBox="0 0 2401 1301">
          <text:p/>
        </draw:connector>
        <draw:custom-shape draw:style-name="gr13" draw:text-style-name="P4" xml:id="id21" draw:id="id21" draw:layer="layout" svg:width="2.9cm" svg:height="1.2cm" svg:x="17.7cm" svg:y="16.3cm">
          <text:p text:style-name="P1"><text:span text:style-name="T1">Связь </text:span></text:p>
          <text:p text:style-name="P1"><text:span text:style-name="T1">с порогам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6.55cm" svg:y1="14.2cm" svg:x2="19.15cm" svg:y2="16.3cm" draw:start-shape="id20" draw:start-glue-point="8" draw:end-shape="id21" draw:end-glue-point="4" svg:d="M16550 14200c0 1576 2600 527 2600 2100" svg:viewBox="0 0 2601 2101">
          <text:p/>
        </draw:connector>
        <draw:custom-shape draw:style-name="gr16" draw:text-style-name="P4" xml:id="id22" draw:id="id22" draw:layer="layout" svg:width="3.8cm" svg:height="2cm" svg:x="13.5cm" svg:y="15.7cm">
          <text:p text:style-name="P1"><text:span text:style-name="T1">Определение даты </text:span></text:p>
          <text:p text:style-name="P1"><text:span text:style-name="T1">снимк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draw:line-skew="0.199cm" svg:x1="16.55cm" svg:y1="14.2cm" svg:x2="15.4cm" svg:y2="15.7cm" draw:start-shape="id20" draw:start-glue-point="8" draw:end-shape="id22" draw:end-glue-point="4" svg:d="M16550 14200c0 1425-1150 675-1150 1500" svg:viewBox="0 0 1151 1501">
          <text:p/>
        </draw:connector>
        <draw:custom-shape draw:style-name="gr17" draw:text-style-name="P4" xml:id="id23" draw:id="id23" draw:layer="layout" svg:width="2.9cm" svg:height="2cm" svg:x="8.2cm" svg:y="11.3cm">
          <text:p text:style-name="P1"><text:span text:style-name="T1">Сбор данных</text:span></text:p>
          <text:p text:style-name="P1"><text:span text:style-name="T1">об уровне воды </text:span></text:p>
          <text:p text:style-name="P1"><text:span text:style-name="T1">и погод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8cm" svg:y1="3.55cm" svg:x2="9.65cm" svg:y2="11.3cm" draw:start-shape="id2" draw:start-glue-point="10" draw:end-shape="id23" svg:d="M8000 3550c1100 0 1650 2583 1650 7750" svg:viewBox="0 0 1651 7751">
          <text:p/>
        </draw:connector>
        <draw:custom-shape draw:style-name="gr13" draw:text-style-name="P4" xml:id="id24" draw:id="id24" draw:layer="layout" svg:width="2.9cm" svg:height="1.2cm" svg:x="8.1cm" svg:y="16.3cm">
          <text:p text:style-name="P1"><text:span text:style-name="T1">Привязк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9.15cm" svg:y1="17.5cm" svg:x2="10.576cm" svg:y2="17.325cm" draw:start-shape="id21" draw:start-glue-point="8" draw:end-shape="id24" draw:end-glue-point="9" svg:d="M19150 17500c0 753-8574 840-8574-175" svg:viewBox="0 0 8575 752">
          <text:p/>
        </draw:connector>
        <draw:connector draw:style-name="gr6" draw:text-style-name="P3" draw:layer="layout" draw:type="curve" svg:x1="13.5cm" svg:y1="16.7cm" svg:x2="11cm" svg:y2="16.9cm" draw:start-shape="id22" draw:start-glue-point="6" draw:end-shape="id24" draw:end-glue-point="10" svg:d="M13500 16700c-1873 0-624 200-2500 200" svg:viewBox="0 0 2501 201">
          <text:p/>
        </draw:connector>
        <draw:connector draw:style-name="gr6" draw:text-style-name="P3" draw:layer="layout" draw:type="curve" svg:x1="9.65cm" svg:y1="13.3cm" svg:x2="9.55cm" svg:y2="16.3cm" draw:start-shape="id23" draw:start-glue-point="8" draw:end-shape="id24" draw:end-glue-point="4" svg:d="M9650 13300c0 2251-100 752-100 3000" svg:viewBox="0 0 101 3001">
          <text:p/>
        </draw:connector>
        <draw:custom-shape draw:style-name="gr18" draw:text-style-name="P4" xml:id="id25" draw:id="id25" draw:layer="layout" svg:width="4.2cm" svg:height="1.2cm" svg:x="13.5cm" svg:y="6.4cm">
          <text:p text:style-name="P1"><text:span text:style-name="T1">Встраивание карты </text:span></text:p>
          <text:p text:style-name="P1"><text:span text:style-name="T1">в различные сайт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7.55cm" svg:y1="5cm" svg:x2="15.6cm" svg:y2="6.4cm" draw:start-shape="id4" draw:start-glue-point="8" draw:end-shape="id25" draw:end-glue-point="4" svg:d="M17550 5000c0 1051-1950 352-1950 1400" svg:viewBox="0 0 1951 1401">
          <text:p/>
        </draw:connector>
        <draw:custom-shape draw:style-name="gr19" draw:text-style-name="P4" xml:id="id26" draw:id="id26" draw:layer="layout" svg:width="5.7cm" svg:height="1.5cm" svg:x="1.8cm" svg:y="14.8cm">
          <text:p text:style-name="P1"><text:span text:style-name="T1">Сбор данных</text:span></text:p>
          <text:p text:style-name="P1"><text:span text:style-name="T1">О категории в зависимости </text:span></text:p>
          <text:p text:style-name="P1"><text:span text:style-name="T1">от уровня вод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4.8cm" svg:y1="13.3cm" svg:x2="4.65cm" svg:y2="14.8cm" draw:start-shape="id17" draw:start-glue-point="8" draw:end-shape="id26" draw:end-glue-point="4" svg:d="M4800 13300c0 1126-150 377-150 1500" svg:viewBox="0 0 151 1501">
          <text:p/>
        </draw:connector>
        <draw:connector draw:style-name="gr6" draw:text-style-name="P3" draw:layer="layout" draw:type="curve" svg:x1="8.1cm" svg:y1="16.9cm" svg:x2="6.666cm" svg:y2="16.081cm" draw:start-shape="id24" draw:start-glue-point="6" draw:end-shape="id26" draw:end-glue-point="9" svg:d="M8100 16900c-956 0-1434-273-1434-819" svg:viewBox="0 0 1435 820">
          <text:p/>
        </draw:connector>
        <draw:custom-shape draw:style-name="gr20" draw:text-style-name="P4" xml:id="id27" draw:id="id27" draw:layer="layout" svg:width="3.1cm" svg:height="1.8cm" svg:x="2.4cm" svg:y="17.4cm">
          <text:p text:style-name="P1"><text:span text:style-name="T1">Прогноз </text:span></text:p>
          <text:p text:style-name="P1"><text:span text:style-name="T1">сложности</text:span></text:p>
          <text:p text:style-name="P1"><text:span text:style-name="T1">маршрут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4.65cm" svg:y1="16.3cm" svg:x2="3.95cm" svg:y2="17.4cm" draw:start-shape="id26" draw:start-glue-point="8" draw:end-shape="id27" draw:end-glue-point="4" svg:d="M4650 16300c0 826-700 277-700 1100" svg:viewBox="0 0 701 1101">
          <text:p/>
        </draw:connector>
        <draw:connector draw:style-name="gr6" draw:text-style-name="P3" draw:layer="layout" draw:type="curve" draw:line-skew="4.115cm" svg:x1="11.95cm" svg:y1="5.3cm" svg:x2="5.046cm" svg:y2="17.663cm" draw:start-shape="id3" draw:start-glue-point="8" draw:end-shape="id27" draw:end-glue-point="11" svg:d="M11950 5300c0 15249-6904 9068-6904 12363" svg:viewBox="0 0 6905 123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22:46:14.602270178</meta:creation-date>
    <dc:date>2018-06-15T23:11:24.288268845</dc:date>
    <meta:editing-duration>PT2M58S</meta:editing-duration>
    <meta:editing-cycles>1</meta:editing-cycles>
    <meta:document-statistic meta:object-count="62"/>
    <meta:generator>LibreOffice/6.0.3.2$Linux_X86_64 LibreOffice_project/00m0$Build-2</meta:generator>
  </office:meta>
</office:document-meta>
</file>